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 royaum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t acquis la divinité, qui </text:p>
      <text:p text:style-name="Standard">avaient les mêmes rôles que les 3 dirigeants actuels (c'est à dire le Grand Mage (Archi-Inquisiteur), le Grand Prêtre (Archi-Prêtre), le Grand Magelame (Général</text:p>
      <text:p text:style-name="Standard">des Armées Saintes). Le Panthéton décrète comme d'état sa religion polythéise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ratiquants de la religion du Créateur.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 partir à la recherche de Pépé. Ils finirent par remonter</text:p>
      <text:p text:style-name="Standard">sa piste, grâce aux talents de M'ri jusqu'à une ancienne caverne volcanique. Il le découvrire au fond de la caverne, prêt à être téléporté ou pire exécuté par un </text:p>
      <text:p text:style-name="Standard">Assassin, envoyé par le Grand Inquisiteur de la région. Après avoir tué l'Assassin, ils rentrèrent à la <text:soft-page-break/>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Morganne,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Morganne,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text:soft-page-break/>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Dans le cas 1 Valerius rejoinds l'équipe en tant que Mage, dans l'autre cas Lyne rejoinds l'équipe en tant que Chevalier.</text:p>
      <text:p text:style-name="Standard">Dans les deux cas le groupe de héros se dirigera vers le dernier emplacement connu du Parchement de Vision : la ville enneigée de Glacevent.</text:p>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233620280075996366" text:style-name="L1">
        <text:list-item>
          <text:p text:style-name="P3"><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final, il choisira de se convertir ou non à la religion du Créateur, ce qui changera l'issue finale contre Eadwynn : </text:p>
          <text:list>
            <text:list-item>
              <text:p text:style-name="P3">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3"><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3">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3">en tant que <text:span text:style-name="T4">membre de l'Eclat de la Vérité</text:span> et <text:span text:style-name="T4">créationiste</text:span>, il pourra désanchanter Eadwynn et sauver M'ri qui se réconcilira avec lui. Ils se mariront suite à cette fin.</text:p>
            </text:list-item>
          </text:list>
        </text:list-item>
      </text:list>
      <text:p text:style-name="Standard"><text:soft-page-break/></text:p>
      <text:list xml:id="list39234455" text:continue-numbering="true" text:style-name="L1">
        <text:list-item>
          <text:p text:style-name="P3"><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3"/>
        </text:list-item>
        <text:list-item>
          <text:p text:style-name="P3"><text:span text:style-name="T1">Pépé</text:span>: Uriel de son vrai nom, grand-père adoptif de Jean. Expert en lut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c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3"/>
        </text:list-item>
        <text:list-item>
          <text:p text:style-name="P3"><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3"/>
        </text:list-item>
      </text:list>
      <text:list xml:id="list880864055500056100" text:style-name="L2">
        <text:list-item>
          <text:p text:style-name="P4"><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4"/>
        </text:list-item>
        <text:list-item>
          <text:p text:style-name="P4"><text:span text:style-name="T1">Valerius </text:span>: Grand Inquisiteur de la région de Rodeville. Panthéonien très croyant et fervant protecteur de son ordre. Il est né est à été élévé dans une famille d'Inquisiteur de père en fils, recevant ainsi une 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4"/>
        </text:list-item>
      </text:list>
      <text:p text:style-name="Standard"/>
      <text:p text:style-name="Standard"/>
      <text:p text:style-name="Standard">2) antagonistes :</text:p>
      <text:list xml:id="list212512865452715927" text:style-name="L3">
        <text:list-item>
          <text:p text:style-name="P5">Eadwynn :</text:p>
          <text:p text:style-name="P5"/>
        </text:list-item>
        <text:list-item>
          <text:p text:style-name="P5">L'Archi-Inquisiteur :</text:p>
          <text:p text:style-name="P5"/>
        </text:list-item>
        <text:list-item>
          <text:p text:style-name="P5">L'Archi-Prêtre :</text:p>
          <text:p text:style-name="P5"><text:soft-page-break/></text:p>
        </text:list-item>
        <text:list-item>
          <text:p text:style-name="P5">Le Général :</text:p>
        </text:list-item>
      </text:list>
      <text:p text:style-name="Standard"/>
      <text:p text:style-name="Standard">3) partis neutres :</text:p>
      <text:list xml:id="list2617780624372734696" text:style-name="L4">
        <text:list-item>
          <text:p text:style-name="P7">Marc :</text:p>
        </text:list-item>
        <text:list-item>
          <text:p text:style-name="P6"><text:s/></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3-23T19:04:26.67</dc:date>
    <dc:creator>do sep</dc:creator>
    <meta:editing-duration>PT1H28M54S</meta:editing-duration>
    <meta:editing-cycles>23</meta:editing-cycles>
    <meta:generator>OpenOffice/4.1.3$Win32 OpenOffice.org_project/413m1$Build-9783</meta:generator>
    <meta:document-statistic meta:table-count="0" meta:image-count="0" meta:object-count="0" meta:page-count="5" meta:paragraph-count="82" meta:word-count="2447" meta:character-count="14351"/>
  </office:meta>
</office:document-meta>
</file>